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93a5301e05a9dc9de829c346ec4dc75" style:family="table-column">
      <style:table-column-properties fo:break-before="auto" style:use-optimal-column-width="false" style:column-width="6cm"/>
    </style:style>
    <style:style style:name="odsStyleTableColumn-a8dbb22da45ce75fb69b1e566b2096aa" style:family="table-column">
      <style:table-column-properties fo:break-before="auto" style:use-optimal-column-width="false" style:column-width="5cm"/>
    </style:style>
    <style:style style:name="odsStyleTableColumn-0af8e415b13bb6358460e9317becafc2" style:family="table-column">
      <style:table-column-properties fo:break-before="auto" style:use-optimal-column-width="false" style:column-width="3cm"/>
    </style:style>
    <style:style style:name="odsStyleTableCell-5c2ef8bcbb752570ec094c08a0335f0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47e34b13f27e95bfdc9045da663fe0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cf90c17fcd6799ca7b91e42c966804e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54060f2998f4ee97c89d2437355aa0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60a2f50c7b39eeb401d8a468c95300f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a9b0de93547bf20eb135c52eacefaf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93a5301e05a9dc9de829c346ec4dc75" table:default-cell-style-name="Default"/>
        <table:table-column table:style-name="odsStyleTableColumn-a8dbb22da45ce75fb69b1e566b2096aa" table:default-cell-style-name="Default"/>
        <table:table-column table:style-name="odsStyleTableColumn-0af8e415b13bb6358460e9317becafc2" table:default-cell-style-name="Default"/>
        <table:table-column table:style-name="odsStyleTableColumn-0af8e415b13bb6358460e9317becafc2" table:default-cell-style-name="Default"/>
        <table:table-column table:style-name="odsStyleTableColumn-0af8e415b13bb6358460e9317becafc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5c2ef8bcbb752570ec094c08a0335f0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47e34b13f27e95bfdc9045da663fe06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47e34b13f27e95bfdc9045da663fe065" table:number-columns-spanned="5" table:number-rows-spanned="1" office:value-type="string">
            <text:p>TABLA No. 51-24</text:p>
          </table:table-cell>
          <table:covered-table-cell table:number-columns-repeated="4"/>
        </table:table-row>
        <table:table-row table:style-name="ro1">
          <table:table-cell table:style-name="odsStyleTableCell-47e34b13f27e95bfdc9045da663fe065" table:number-columns-spanned="5" table:number-rows-spanned="1" office:value-type="string">
            <text:p>TABLA DE COTIZACIONES DEL 15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47e34b13f27e95bfdc9045da663fe06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cf90c17fcd6799ca7b91e42c966804e" office:value-type="string">
            <text:p>PAIS</text:p>
          </table:table-cell>
          <table:table-cell table:style-name="odsStyleTableCell-3cf90c17fcd6799ca7b91e42c966804e" office:value-type="string">
            <text:p>UNIDAD MONETARIA</text:p>
          </table:table-cell>
          <table:table-cell table:style-name="odsStyleTableCell-3cf90c17fcd6799ca7b91e42c966804e" office:value-type="string">
            <text:p>MONEDA</text:p>
          </table:table-cell>
          <table:table-cell table:style-name="odsStyleTableCell-3cf90c17fcd6799ca7b91e42c966804e" office:value-type="string">
            <text:p>TIPO DE CAMBIO EN Bs POR UNIDAD DE MONEDA EXTRANJERA</text:p>
          </table:table-cell>
          <table:table-cell table:style-name="odsStyleTableCell-3cf90c17fcd6799ca7b91e42c966804e" office:value-type="string">
            <text:p>TIPO DE CAMBIO EN M.E.</text:p>
          </table:table-cell>
        </table:table-row>
        <table:table-row table:style-name="ro1">
          <table:table-cell table:style-name="odsStyleTableCell-d54060f2998f4ee97c89d2437355aa01" office:value-type="string">
            <text:p>ESTADOS UNIDOS</text:p>
          </table:table-cell>
          <table:table-cell table:style-name="odsStyleTableCell-d54060f2998f4ee97c89d2437355aa01" office:value-type="string">
            <text:p>DOLAR VENTA</text:p>
          </table:table-cell>
          <table:table-cell table:style-name="odsStyleTableCell-d54060f2998f4ee97c89d2437355aa01" office:value-type="string">
            <text:p>USD.VENTA</text:p>
          </table:table-cell>
          <table:table-cell table:style-name="odsStyleTableCell-60a2f50c7b39eeb401d8a468c95300f2" office:value-type="string">
            <text:p>6.96000</text:p>
          </table:table-cell>
          <table:table-cell table:style-name="odsStyleTableCell-60a2f50c7b39eeb401d8a468c95300f2" office:value-type="string">
            <text:p/>
          </table:table-cell>
        </table:table-row>
        <table:table-row table:style-name="ro1">
          <table:table-cell table:style-name="odsStyleTableCell-d54060f2998f4ee97c89d2437355aa01" office:value-type="string">
            <text:p>ESTADOS UNIDOS</text:p>
          </table:table-cell>
          <table:table-cell table:style-name="odsStyleTableCell-d54060f2998f4ee97c89d2437355aa01" office:value-type="string">
            <text:p>DOLAR COMPRA</text:p>
          </table:table-cell>
          <table:table-cell table:style-name="odsStyleTableCell-d54060f2998f4ee97c89d2437355aa01" office:value-type="string">
            <text:p>USD.COMPRA</text:p>
          </table:table-cell>
          <table:table-cell table:style-name="odsStyleTableCell-60a2f50c7b39eeb401d8a468c95300f2" office:value-type="string">
            <text:p>6.86000</text:p>
          </table:table-cell>
          <table:table-cell table:style-name="odsStyleTableCell-60a2f50c7b39eeb401d8a468c95300f2" office:value-type="string">
            <text:p/>
          </table:table-cell>
        </table:table-row>
        <table:table-row table:style-name="ro1">
          <table:table-cell table:style-name="odsStyleTableCell-d54060f2998f4ee97c89d2437355aa01" office:value-type="string">
            <text:p>UNION EUROPEA</text:p>
          </table:table-cell>
          <table:table-cell table:style-name="odsStyleTableCell-d54060f2998f4ee97c89d2437355aa01" office:value-type="string">
            <text:p>EURO</text:p>
          </table:table-cell>
          <table:table-cell table:style-name="odsStyleTableCell-d54060f2998f4ee97c89d2437355aa01" office:value-type="string">
            <text:p>EUR</text:p>
          </table:table-cell>
          <table:table-cell table:style-name="odsStyleTableCell-60a2f50c7b39eeb401d8a468c95300f2" office:value-type="string">
            <text:p>7.46577</text:p>
          </table:table-cell>
          <table:table-cell table:style-name="odsStyleTableCell-60a2f50c7b39eeb401d8a468c95300f2" office:value-type="string">
            <text:p>0.91886</text:p>
          </table:table-cell>
        </table:table-row>
        <table:table-row table:style-name="ro1">
          <table:table-cell table:style-name="odsStyleTableCell-d54060f2998f4ee97c89d2437355aa01" office:value-type="string">
            <text:p>JAPON</text:p>
          </table:table-cell>
          <table:table-cell table:style-name="odsStyleTableCell-d54060f2998f4ee97c89d2437355aa01" office:value-type="string">
            <text:p>YEN</text:p>
          </table:table-cell>
          <table:table-cell table:style-name="odsStyleTableCell-d54060f2998f4ee97c89d2437355aa01" office:value-type="string">
            <text:p>JPY</text:p>
          </table:table-cell>
          <table:table-cell table:style-name="odsStyleTableCell-60a2f50c7b39eeb401d8a468c95300f2" office:value-type="string">
            <text:p>0.04626</text:p>
          </table:table-cell>
          <table:table-cell table:style-name="odsStyleTableCell-60a2f50c7b39eeb401d8a468c95300f2" office:value-type="string">
            <text:p>148.29000</text:p>
          </table:table-cell>
        </table:table-row>
        <table:table-row table:style-name="ro1">
          <table:table-cell table:style-name="odsStyleTableCell-d54060f2998f4ee97c89d2437355aa01" office:value-type="string">
            <text:p>ARABIA SAUDITA</text:p>
          </table:table-cell>
          <table:table-cell table:style-name="odsStyleTableCell-d54060f2998f4ee97c89d2437355aa01" office:value-type="string">
            <text:p>RIYAL SAUDÍ</text:p>
          </table:table-cell>
          <table:table-cell table:style-name="odsStyleTableCell-d54060f2998f4ee97c89d2437355aa01" office:value-type="string">
            <text:p>SAR</text:p>
          </table:table-cell>
          <table:table-cell table:style-name="odsStyleTableCell-60a2f50c7b39eeb401d8a468c95300f2" office:value-type="string">
            <text:p>1.82924</text:p>
          </table:table-cell>
          <table:table-cell table:style-name="odsStyleTableCell-60a2f50c7b39eeb401d8a468c95300f2" office:value-type="string">
            <text:p>3.75020</text:p>
          </table:table-cell>
        </table:table-row>
        <table:table-row table:style-name="ro1">
          <table:table-cell table:style-name="odsStyleTableCell-d54060f2998f4ee97c89d2437355aa01" office:value-type="string">
            <text:p>ARGELIA</text:p>
          </table:table-cell>
          <table:table-cell table:style-name="odsStyleTableCell-d54060f2998f4ee97c89d2437355aa01" office:value-type="string">
            <text:p>DINAR ARGELINO</text:p>
          </table:table-cell>
          <table:table-cell table:style-name="odsStyleTableCell-d54060f2998f4ee97c89d2437355aa01" office:value-type="string">
            <text:p>DZD</text:p>
          </table:table-cell>
          <table:table-cell table:style-name="odsStyleTableCell-60a2f50c7b39eeb401d8a468c95300f2" office:value-type="string">
            <text:p>0.05099</text:p>
          </table:table-cell>
          <table:table-cell table:style-name="odsStyleTableCell-60a2f50c7b39eeb401d8a468c95300f2" office:value-type="string">
            <text:p>134.54780</text:p>
          </table:table-cell>
        </table:table-row>
        <table:table-row table:style-name="ro1">
          <table:table-cell table:style-name="odsStyleTableCell-d54060f2998f4ee97c89d2437355aa01" office:value-type="string">
            <text:p>ARGENTINA</text:p>
          </table:table-cell>
          <table:table-cell table:style-name="odsStyleTableCell-d54060f2998f4ee97c89d2437355aa01" office:value-type="string">
            <text:p>PESO</text:p>
          </table:table-cell>
          <table:table-cell table:style-name="odsStyleTableCell-d54060f2998f4ee97c89d2437355aa01" office:value-type="string">
            <text:p>ARS</text:p>
          </table:table-cell>
          <table:table-cell table:style-name="odsStyleTableCell-60a2f50c7b39eeb401d8a468c95300f2" office:value-type="string">
            <text:p>0.00807</text:p>
          </table:table-cell>
          <table:table-cell table:style-name="odsStyleTableCell-60a2f50c7b39eeb401d8a468c95300f2" office:value-type="string">
            <text:p>850.25000</text:p>
          </table:table-cell>
        </table:table-row>
        <table:table-row table:style-name="ro1">
          <table:table-cell table:style-name="odsStyleTableCell-d54060f2998f4ee97c89d2437355aa01" office:value-type="string">
            <text:p>AUSTRALIA</text:p>
          </table:table-cell>
          <table:table-cell table:style-name="odsStyleTableCell-d54060f2998f4ee97c89d2437355aa01" office:value-type="string">
            <text:p>DÓLAR</text:p>
          </table:table-cell>
          <table:table-cell table:style-name="odsStyleTableCell-d54060f2998f4ee97c89d2437355aa01" office:value-type="string">
            <text:p>AUD</text:p>
          </table:table-cell>
          <table:table-cell table:style-name="odsStyleTableCell-60a2f50c7b39eeb401d8a468c95300f2" office:value-type="string">
            <text:p>4.51319</text:p>
          </table:table-cell>
          <table:table-cell table:style-name="odsStyleTableCell-60a2f50c7b39eeb401d8a468c95300f2" office:value-type="string">
            <text:p>1.51999</text:p>
          </table:table-cell>
        </table:table-row>
        <table:table-row table:style-name="ro1">
          <table:table-cell table:style-name="odsStyleTableCell-d54060f2998f4ee97c89d2437355aa01" office:value-type="string">
            <text:p>BRASIL</text:p>
          </table:table-cell>
          <table:table-cell table:style-name="odsStyleTableCell-d54060f2998f4ee97c89d2437355aa01" office:value-type="string">
            <text:p>REAL</text:p>
          </table:table-cell>
          <table:table-cell table:style-name="odsStyleTableCell-d54060f2998f4ee97c89d2437355aa01" office:value-type="string">
            <text:p>BRL</text:p>
          </table:table-cell>
          <table:table-cell table:style-name="odsStyleTableCell-60a2f50c7b39eeb401d8a468c95300f2" office:value-type="string">
            <text:p>1.37412</text:p>
          </table:table-cell>
          <table:table-cell table:style-name="odsStyleTableCell-60a2f50c7b39eeb401d8a468c95300f2" office:value-type="string">
            <text:p>4.99230</text:p>
          </table:table-cell>
        </table:table-row>
        <table:table-row table:style-name="ro1">
          <table:table-cell table:style-name="odsStyleTableCell-d54060f2998f4ee97c89d2437355aa01" office:value-type="string">
            <text:p>CANADA</text:p>
          </table:table-cell>
          <table:table-cell table:style-name="odsStyleTableCell-d54060f2998f4ee97c89d2437355aa01" office:value-type="string">
            <text:p>DÓLAR</text:p>
          </table:table-cell>
          <table:table-cell table:style-name="odsStyleTableCell-d54060f2998f4ee97c89d2437355aa01" office:value-type="string">
            <text:p>CAD</text:p>
          </table:table-cell>
          <table:table-cell table:style-name="odsStyleTableCell-60a2f50c7b39eeb401d8a468c95300f2" office:value-type="string">
            <text:p>5.06797</text:p>
          </table:table-cell>
          <table:table-cell table:style-name="odsStyleTableCell-60a2f50c7b39eeb401d8a468c95300f2" office:value-type="string">
            <text:p>1.35360</text:p>
          </table:table-cell>
        </table:table-row>
        <table:table-row table:style-name="ro1">
          <table:table-cell table:style-name="odsStyleTableCell-d54060f2998f4ee97c89d2437355aa01" office:value-type="string">
            <text:p>CHILE</text:p>
          </table:table-cell>
          <table:table-cell table:style-name="odsStyleTableCell-d54060f2998f4ee97c89d2437355aa01" office:value-type="string">
            <text:p>PESO</text:p>
          </table:table-cell>
          <table:table-cell table:style-name="odsStyleTableCell-d54060f2998f4ee97c89d2437355aa01" office:value-type="string">
            <text:p>CLP</text:p>
          </table:table-cell>
          <table:table-cell table:style-name="odsStyleTableCell-60a2f50c7b39eeb401d8a468c95300f2" office:value-type="string">
            <text:p>0.00729</text:p>
          </table:table-cell>
          <table:table-cell table:style-name="odsStyleTableCell-60a2f50c7b39eeb401d8a468c95300f2" office:value-type="string">
            <text:p>940.68000</text:p>
          </table:table-cell>
        </table:table-row>
        <table:table-row table:style-name="ro1">
          <table:table-cell table:style-name="odsStyleTableCell-d54060f2998f4ee97c89d2437355aa01" office:value-type="string">
            <text:p>COLOMBIA</text:p>
          </table:table-cell>
          <table:table-cell table:style-name="odsStyleTableCell-d54060f2998f4ee97c89d2437355aa01" office:value-type="string">
            <text:p>PESO</text:p>
          </table:table-cell>
          <table:table-cell table:style-name="odsStyleTableCell-d54060f2998f4ee97c89d2437355aa01" office:value-type="string">
            <text:p>COP</text:p>
          </table:table-cell>
          <table:table-cell table:style-name="odsStyleTableCell-60a2f50c7b39eeb401d8a468c95300f2" office:value-type="string">
            <text:p>0.00176</text:p>
          </table:table-cell>
          <table:table-cell table:style-name="odsStyleTableCell-60a2f50c7b39eeb401d8a468c95300f2" office:value-type="string">
            <text:p>3,891.56000</text:p>
          </table:table-cell>
        </table:table-row>
        <table:table-row table:style-name="ro1">
          <table:table-cell table:style-name="odsStyleTableCell-d54060f2998f4ee97c89d2437355aa01" office:value-type="string">
            <text:p>COREA DEL SUR</text:p>
          </table:table-cell>
          <table:table-cell table:style-name="odsStyleTableCell-d54060f2998f4ee97c89d2437355aa01" office:value-type="string">
            <text:p>WON</text:p>
          </table:table-cell>
          <table:table-cell table:style-name="odsStyleTableCell-d54060f2998f4ee97c89d2437355aa01" office:value-type="string">
            <text:p>KRW</text:p>
          </table:table-cell>
          <table:table-cell table:style-name="odsStyleTableCell-60a2f50c7b39eeb401d8a468c95300f2" office:value-type="string">
            <text:p>0.00521</text:p>
          </table:table-cell>
          <table:table-cell table:style-name="odsStyleTableCell-60a2f50c7b39eeb401d8a468c95300f2" office:value-type="string">
            <text:p>1,317.80000</text:p>
          </table:table-cell>
        </table:table-row>
        <table:table-row table:style-name="ro1">
          <table:table-cell table:style-name="odsStyleTableCell-d54060f2998f4ee97c89d2437355aa01" office:value-type="string">
            <text:p>COSTA RICA</text:p>
          </table:table-cell>
          <table:table-cell table:style-name="odsStyleTableCell-d54060f2998f4ee97c89d2437355aa01" office:value-type="string">
            <text:p>COLON COSTARRICENSE</text:p>
          </table:table-cell>
          <table:table-cell table:style-name="odsStyleTableCell-d54060f2998f4ee97c89d2437355aa01" office:value-type="string">
            <text:p>CRC</text:p>
          </table:table-cell>
          <table:table-cell table:style-name="odsStyleTableCell-60a2f50c7b39eeb401d8a468c95300f2" office:value-type="string">
            <text:p>0.01355</text:p>
          </table:table-cell>
          <table:table-cell table:style-name="odsStyleTableCell-60a2f50c7b39eeb401d8a468c95300f2" office:value-type="string">
            <text:p>506.30000</text:p>
          </table:table-cell>
        </table:table-row>
        <table:table-row table:style-name="ro1">
          <table:table-cell table:style-name="odsStyleTableCell-d54060f2998f4ee97c89d2437355aa01" office:value-type="string">
            <text:p>REPUBLICA CHECA</text:p>
          </table:table-cell>
          <table:table-cell table:style-name="odsStyleTableCell-d54060f2998f4ee97c89d2437355aa01" office:value-type="string">
            <text:p>CORONA CHECA</text:p>
          </table:table-cell>
          <table:table-cell table:style-name="odsStyleTableCell-d54060f2998f4ee97c89d2437355aa01" office:value-type="string">
            <text:p>CZK</text:p>
          </table:table-cell>
          <table:table-cell table:style-name="odsStyleTableCell-60a2f50c7b39eeb401d8a468c95300f2" office:value-type="string">
            <text:p>0.29608</text:p>
          </table:table-cell>
          <table:table-cell table:style-name="odsStyleTableCell-60a2f50c7b39eeb401d8a468c95300f2" office:value-type="string">
            <text:p>23.16910</text:p>
          </table:table-cell>
        </table:table-row>
        <table:table-row table:style-name="ro1">
          <table:table-cell table:style-name="odsStyleTableCell-d54060f2998f4ee97c89d2437355aa01" office:value-type="string">
            <text:p>DINAMARCA</text:p>
          </table:table-cell>
          <table:table-cell table:style-name="odsStyleTableCell-d54060f2998f4ee97c89d2437355aa01" office:value-type="string">
            <text:p>CORONA</text:p>
          </table:table-cell>
          <table:table-cell table:style-name="odsStyleTableCell-d54060f2998f4ee97c89d2437355aa01" office:value-type="string">
            <text:p>DKK</text:p>
          </table:table-cell>
          <table:table-cell table:style-name="odsStyleTableCell-60a2f50c7b39eeb401d8a468c95300f2" office:value-type="string">
            <text:p>1.00130</text:p>
          </table:table-cell>
          <table:table-cell table:style-name="odsStyleTableCell-60a2f50c7b39eeb401d8a468c95300f2" office:value-type="string">
            <text:p>6.85110</text:p>
          </table:table-cell>
        </table:table-row>
        <table:table-row table:style-name="ro1">
          <table:table-cell table:style-name="odsStyleTableCell-d54060f2998f4ee97c89d2437355aa01" office:value-type="string">
            <text:p>ECUADOR</text:p>
          </table:table-cell>
          <table:table-cell table:style-name="odsStyleTableCell-d54060f2998f4ee97c89d2437355aa01" office:value-type="string">
            <text:p>DÓLAR</text:p>
          </table:table-cell>
          <table:table-cell table:style-name="odsStyleTableCell-d54060f2998f4ee97c89d2437355aa01" office:value-type="string">
            <text:p>USD</text:p>
          </table:table-cell>
          <table:table-cell table:style-name="odsStyleTableCell-60a2f50c7b39eeb401d8a468c95300f2" office:value-type="string">
            <text:p>6.86000</text:p>
          </table:table-cell>
          <table:table-cell table:style-name="odsStyleTableCell-60a2f50c7b39eeb401d8a468c95300f2" office:value-type="string">
            <text:p>1.00000</text:p>
          </table:table-cell>
        </table:table-row>
        <table:table-row table:style-name="ro1">
          <table:table-cell table:style-name="odsStyleTableCell-d54060f2998f4ee97c89d2437355aa01" office:value-type="string">
            <text:p>EMIRATOS ARABES</text:p>
          </table:table-cell>
          <table:table-cell table:style-name="odsStyleTableCell-d54060f2998f4ee97c89d2437355aa01" office:value-type="string">
            <text:p>DIRHAM</text:p>
          </table:table-cell>
          <table:table-cell table:style-name="odsStyleTableCell-d54060f2998f4ee97c89d2437355aa01" office:value-type="string">
            <text:p>AED</text:p>
          </table:table-cell>
          <table:table-cell table:style-name="odsStyleTableCell-60a2f50c7b39eeb401d8a468c95300f2" office:value-type="string">
            <text:p>1.86784</text:p>
          </table:table-cell>
          <table:table-cell table:style-name="odsStyleTableCell-60a2f50c7b39eeb401d8a468c95300f2" office:value-type="string">
            <text:p>3.67270</text:p>
          </table:table-cell>
        </table:table-row>
        <table:table-row table:style-name="ro1">
          <table:table-cell table:style-name="odsStyleTableCell-d54060f2998f4ee97c89d2437355aa01" office:value-type="string">
            <text:p>FILIPINAS</text:p>
          </table:table-cell>
          <table:table-cell table:style-name="odsStyleTableCell-d54060f2998f4ee97c89d2437355aa01" office:value-type="string">
            <text:p>PESO FILIPINO</text:p>
          </table:table-cell>
          <table:table-cell table:style-name="odsStyleTableCell-d54060f2998f4ee97c89d2437355aa01" office:value-type="string">
            <text:p>PHP</text:p>
          </table:table-cell>
          <table:table-cell table:style-name="odsStyleTableCell-60a2f50c7b39eeb401d8a468c95300f2" office:value-type="string">
            <text:p>0.12382</text:p>
          </table:table-cell>
          <table:table-cell table:style-name="odsStyleTableCell-60a2f50c7b39eeb401d8a468c95300f2" office:value-type="string">
            <text:p>55.40500</text:p>
          </table:table-cell>
        </table:table-row>
        <table:table-row table:style-name="ro1">
          <table:table-cell table:style-name="odsStyleTableCell-d54060f2998f4ee97c89d2437355aa01" office:value-type="string">
            <text:p>HAITÍ</text:p>
          </table:table-cell>
          <table:table-cell table:style-name="odsStyleTableCell-d54060f2998f4ee97c89d2437355aa01" office:value-type="string">
            <text:p>GOURDE</text:p>
          </table:table-cell>
          <table:table-cell table:style-name="odsStyleTableCell-d54060f2998f4ee97c89d2437355aa01" office:value-type="string">
            <text:p>HTG</text:p>
          </table:table-cell>
          <table:table-cell table:style-name="odsStyleTableCell-60a2f50c7b39eeb401d8a468c95300f2" office:value-type="string">
            <text:p>0.05189</text:p>
          </table:table-cell>
          <table:table-cell table:style-name="odsStyleTableCell-60a2f50c7b39eeb401d8a468c95300f2" office:value-type="string">
            <text:p>132.19130</text:p>
          </table:table-cell>
        </table:table-row>
        <table:table-row table:style-name="ro1">
          <table:table-cell table:style-name="odsStyleTableCell-d54060f2998f4ee97c89d2437355aa01" office:value-type="string">
            <text:p>HONG KONG</text:p>
          </table:table-cell>
          <table:table-cell table:style-name="odsStyleTableCell-d54060f2998f4ee97c89d2437355aa01" office:value-type="string">
            <text:p>DÓLAR</text:p>
          </table:table-cell>
          <table:table-cell table:style-name="odsStyleTableCell-d54060f2998f4ee97c89d2437355aa01" office:value-type="string">
            <text:p>HKD</text:p>
          </table:table-cell>
          <table:table-cell table:style-name="odsStyleTableCell-60a2f50c7b39eeb401d8a468c95300f2" office:value-type="string">
            <text:p>0.87704</text:p>
          </table:table-cell>
          <table:table-cell table:style-name="odsStyleTableCell-60a2f50c7b39eeb401d8a468c95300f2" office:value-type="string">
            <text:p>7.82180</text:p>
          </table:table-cell>
        </table:table-row>
        <table:table-row table:style-name="ro1">
          <table:table-cell table:style-name="odsStyleTableCell-d54060f2998f4ee97c89d2437355aa01" office:value-type="string">
            <text:p>INDIA</text:p>
          </table:table-cell>
          <table:table-cell table:style-name="odsStyleTableCell-d54060f2998f4ee97c89d2437355aa01" office:value-type="string">
            <text:p>RUPIA</text:p>
          </table:table-cell>
          <table:table-cell table:style-name="odsStyleTableCell-d54060f2998f4ee97c89d2437355aa01" office:value-type="string">
            <text:p>INR</text:p>
          </table:table-cell>
          <table:table-cell table:style-name="odsStyleTableCell-60a2f50c7b39eeb401d8a468c95300f2" office:value-type="string">
            <text:p>0.08283</text:p>
          </table:table-cell>
          <table:table-cell table:style-name="odsStyleTableCell-60a2f50c7b39eeb401d8a468c95300f2" office:value-type="string">
            <text:p>82.82500</text:p>
          </table:table-cell>
        </table:table-row>
        <table:table-row table:style-name="ro1">
          <table:table-cell table:style-name="odsStyleTableCell-d54060f2998f4ee97c89d2437355aa01" office:value-type="string">
            <text:p>INDONESIA</text:p>
          </table:table-cell>
          <table:table-cell table:style-name="odsStyleTableCell-d54060f2998f4ee97c89d2437355aa01" office:value-type="string">
            <text:p>RUPIA INDONESIA</text:p>
          </table:table-cell>
          <table:table-cell table:style-name="odsStyleTableCell-d54060f2998f4ee97c89d2437355aa01" office:value-type="string">
            <text:p>IDR</text:p>
          </table:table-cell>
          <table:table-cell table:style-name="odsStyleTableCell-60a2f50c7b39eeb401d8a468c95300f2" office:value-type="string">
            <text:p>0.00044</text:p>
          </table:table-cell>
          <table:table-cell table:style-name="odsStyleTableCell-60a2f50c7b39eeb401d8a468c95300f2" office:value-type="string">
            <text:p>15,581.50000</text:p>
          </table:table-cell>
        </table:table-row>
        <table:table-row table:style-name="ro1">
          <table:table-cell table:style-name="odsStyleTableCell-d54060f2998f4ee97c89d2437355aa01" office:value-type="string">
            <text:p>ISRAEL</text:p>
          </table:table-cell>
          <table:table-cell table:style-name="odsStyleTableCell-d54060f2998f4ee97c89d2437355aa01" office:value-type="string">
            <text:p>NUEVO SÉQUEL</text:p>
          </table:table-cell>
          <table:table-cell table:style-name="odsStyleTableCell-d54060f2998f4ee97c89d2437355aa01" office:value-type="string">
            <text:p>ILS</text:p>
          </table:table-cell>
          <table:table-cell table:style-name="odsStyleTableCell-60a2f50c7b39eeb401d8a468c95300f2" office:value-type="string">
            <text:p>1.87637</text:p>
          </table:table-cell>
          <table:table-cell table:style-name="odsStyleTableCell-60a2f50c7b39eeb401d8a468c95300f2" office:value-type="string">
            <text:p>3.65600</text:p>
          </table:table-cell>
        </table:table-row>
        <table:table-row table:style-name="ro1">
          <table:table-cell table:style-name="odsStyleTableCell-d54060f2998f4ee97c89d2437355aa01" office:value-type="string">
            <text:p>MALASIA</text:p>
          </table:table-cell>
          <table:table-cell table:style-name="odsStyleTableCell-d54060f2998f4ee97c89d2437355aa01" office:value-type="string">
            <text:p>RINGGIT MALAYO</text:p>
          </table:table-cell>
          <table:table-cell table:style-name="odsStyleTableCell-d54060f2998f4ee97c89d2437355aa01" office:value-type="string">
            <text:p>MYR</text:p>
          </table:table-cell>
          <table:table-cell table:style-name="odsStyleTableCell-60a2f50c7b39eeb401d8a468c95300f2" office:value-type="string">
            <text:p>1.46394</text:p>
          </table:table-cell>
          <table:table-cell table:style-name="odsStyleTableCell-60a2f50c7b39eeb401d8a468c95300f2" office:value-type="string">
            <text:p>4.68600</text:p>
          </table:table-cell>
        </table:table-row>
        <table:table-row table:style-name="ro1">
          <table:table-cell table:style-name="odsStyleTableCell-d54060f2998f4ee97c89d2437355aa01" office:value-type="string">
            <text:p>MEXICO</text:p>
          </table:table-cell>
          <table:table-cell table:style-name="odsStyleTableCell-d54060f2998f4ee97c89d2437355aa01" office:value-type="string">
            <text:p>PESO</text:p>
          </table:table-cell>
          <table:table-cell table:style-name="odsStyleTableCell-d54060f2998f4ee97c89d2437355aa01" office:value-type="string">
            <text:p>MXN</text:p>
          </table:table-cell>
          <table:table-cell table:style-name="odsStyleTableCell-60a2f50c7b39eeb401d8a468c95300f2" office:value-type="string">
            <text:p>0.41058</text:p>
          </table:table-cell>
          <table:table-cell table:style-name="odsStyleTableCell-60a2f50c7b39eeb401d8a468c95300f2" office:value-type="string">
            <text:p>16.70820</text:p>
          </table:table-cell>
        </table:table-row>
        <table:table-row table:style-name="ro1">
          <table:table-cell table:style-name="odsStyleTableCell-d54060f2998f4ee97c89d2437355aa01" office:value-type="string">
            <text:p>NORUEGA</text:p>
          </table:table-cell>
          <table:table-cell table:style-name="odsStyleTableCell-d54060f2998f4ee97c89d2437355aa01" office:value-type="string">
            <text:p>CORONA</text:p>
          </table:table-cell>
          <table:table-cell table:style-name="odsStyleTableCell-d54060f2998f4ee97c89d2437355aa01" office:value-type="string">
            <text:p>NOK</text:p>
          </table:table-cell>
          <table:table-cell table:style-name="odsStyleTableCell-60a2f50c7b39eeb401d8a468c95300f2" office:value-type="string">
            <text:p>0.64907</text:p>
          </table:table-cell>
          <table:table-cell table:style-name="odsStyleTableCell-60a2f50c7b39eeb401d8a468c95300f2" office:value-type="string">
            <text:p>10.56890</text:p>
          </table:table-cell>
        </table:table-row>
        <table:table-row table:style-name="ro1">
          <table:table-cell table:style-name="odsStyleTableCell-d54060f2998f4ee97c89d2437355aa01" office:value-type="string">
            <text:p>PANAMÁ</text:p>
          </table:table-cell>
          <table:table-cell table:style-name="odsStyleTableCell-d54060f2998f4ee97c89d2437355aa01" office:value-type="string">
            <text:p>BALBOA</text:p>
          </table:table-cell>
          <table:table-cell table:style-name="odsStyleTableCell-d54060f2998f4ee97c89d2437355aa01" office:value-type="string">
            <text:p>PAB</text:p>
          </table:table-cell>
          <table:table-cell table:style-name="odsStyleTableCell-60a2f50c7b39eeb401d8a468c95300f2" office:value-type="string">
            <text:p>6.86000</text:p>
          </table:table-cell>
          <table:table-cell table:style-name="odsStyleTableCell-60a2f50c7b39eeb401d8a468c95300f2" office:value-type="string">
            <text:p>1.00000</text:p>
          </table:table-cell>
        </table:table-row>
        <table:table-row table:style-name="ro1">
          <table:table-cell table:style-name="odsStyleTableCell-d54060f2998f4ee97c89d2437355aa01" office:value-type="string">
            <text:p>PARAGUAY</text:p>
          </table:table-cell>
          <table:table-cell table:style-name="odsStyleTableCell-d54060f2998f4ee97c89d2437355aa01" office:value-type="string">
            <text:p>GUARANI</text:p>
          </table:table-cell>
          <table:table-cell table:style-name="odsStyleTableCell-d54060f2998f4ee97c89d2437355aa01" office:value-type="string">
            <text:p>PYG</text:p>
          </table:table-cell>
          <table:table-cell table:style-name="odsStyleTableCell-60a2f50c7b39eeb401d8a468c95300f2" office:value-type="string">
            <text:p>0.00094</text:p>
          </table:table-cell>
          <table:table-cell table:style-name="odsStyleTableCell-60a2f50c7b39eeb401d8a468c95300f2" office:value-type="string">
            <text:p>7,296.50000</text:p>
          </table:table-cell>
        </table:table-row>
        <table:table-row table:style-name="ro1">
          <table:table-cell table:style-name="odsStyleTableCell-d54060f2998f4ee97c89d2437355aa01" office:value-type="string">
            <text:p>PERU</text:p>
          </table:table-cell>
          <table:table-cell table:style-name="odsStyleTableCell-d54060f2998f4ee97c89d2437355aa01" office:value-type="string">
            <text:p>NUEVO SOL</text:p>
          </table:table-cell>
          <table:table-cell table:style-name="odsStyleTableCell-d54060f2998f4ee97c89d2437355aa01" office:value-type="string">
            <text:p>PEN</text:p>
          </table:table-cell>
          <table:table-cell table:style-name="odsStyleTableCell-60a2f50c7b39eeb401d8a468c95300f2" office:value-type="string">
            <text:p>1.86089</text:p>
          </table:table-cell>
          <table:table-cell table:style-name="odsStyleTableCell-60a2f50c7b39eeb401d8a468c95300f2" office:value-type="string">
            <text:p>3.68640</text:p>
          </table:table-cell>
        </table:table-row>
        <table:table-row table:style-name="ro1">
          <table:table-cell table:style-name="odsStyleTableCell-d54060f2998f4ee97c89d2437355aa01" office:value-type="string">
            <text:p>REINO UNIDO</text:p>
          </table:table-cell>
          <table:table-cell table:style-name="odsStyleTableCell-d54060f2998f4ee97c89d2437355aa01" office:value-type="string">
            <text:p>LIBRA</text:p>
          </table:table-cell>
          <table:table-cell table:style-name="odsStyleTableCell-d54060f2998f4ee97c89d2437355aa01" office:value-type="string">
            <text:p>GBP</text:p>
          </table:table-cell>
          <table:table-cell table:style-name="odsStyleTableCell-60a2f50c7b39eeb401d8a468c95300f2" office:value-type="string">
            <text:p>8.74509</text:p>
          </table:table-cell>
          <table:table-cell table:style-name="odsStyleTableCell-60a2f50c7b39eeb401d8a468c95300f2" office:value-type="string">
            <text:p>0.78444</text:p>
          </table:table-cell>
        </table:table-row>
        <table:table-row table:style-name="ro1">
          <table:table-cell table:style-name="odsStyleTableCell-d54060f2998f4ee97c89d2437355aa01" office:value-type="string">
            <text:p>REPÚBLICA DOMINICANA</text:p>
          </table:table-cell>
          <table:table-cell table:style-name="odsStyleTableCell-d54060f2998f4ee97c89d2437355aa01" office:value-type="string">
            <text:p>PESO DOMINICANO</text:p>
          </table:table-cell>
          <table:table-cell table:style-name="odsStyleTableCell-d54060f2998f4ee97c89d2437355aa01" office:value-type="string">
            <text:p>DOP</text:p>
          </table:table-cell>
          <table:table-cell table:style-name="odsStyleTableCell-60a2f50c7b39eeb401d8a468c95300f2" office:value-type="string">
            <text:p>0.11606</text:p>
          </table:table-cell>
          <table:table-cell table:style-name="odsStyleTableCell-60a2f50c7b39eeb401d8a468c95300f2" office:value-type="string">
            <text:p>59.10700</text:p>
          </table:table-cell>
        </table:table-row>
        <table:table-row table:style-name="ro1">
          <table:table-cell table:style-name="odsStyleTableCell-d54060f2998f4ee97c89d2437355aa01" office:value-type="string">
            <text:p>REP.POPULAR CHINA</text:p>
          </table:table-cell>
          <table:table-cell table:style-name="odsStyleTableCell-d54060f2998f4ee97c89d2437355aa01" office:value-type="string">
            <text:p>YUAN RENMINBI OFFSHORE</text:p>
          </table:table-cell>
          <table:table-cell table:style-name="odsStyleTableCell-d54060f2998f4ee97c89d2437355aa01" office:value-type="string">
            <text:p>CNH</text:p>
          </table:table-cell>
          <table:table-cell table:style-name="odsStyleTableCell-60a2f50c7b39eeb401d8a468c95300f2" office:value-type="string">
            <text:p>0.95251</text:p>
          </table:table-cell>
          <table:table-cell table:style-name="odsStyleTableCell-60a2f50c7b39eeb401d8a468c95300f2" office:value-type="string">
            <text:p>7.20200</text:p>
          </table:table-cell>
        </table:table-row>
        <table:table-row table:style-name="ro1">
          <table:table-cell table:style-name="odsStyleTableCell-d54060f2998f4ee97c89d2437355aa01" office:value-type="string">
            <text:p>RUSIA</text:p>
          </table:table-cell>
          <table:table-cell table:style-name="odsStyleTableCell-d54060f2998f4ee97c89d2437355aa01" office:value-type="string">
            <text:p>RUBLO RUSO</text:p>
          </table:table-cell>
          <table:table-cell table:style-name="odsStyleTableCell-d54060f2998f4ee97c89d2437355aa01" office:value-type="string">
            <text:p>RUB</text:p>
          </table:table-cell>
          <table:table-cell table:style-name="odsStyleTableCell-60a2f50c7b39eeb401d8a468c95300f2" office:value-type="string">
            <text:p>0.07495</text:p>
          </table:table-cell>
          <table:table-cell table:style-name="odsStyleTableCell-60a2f50c7b39eeb401d8a468c95300f2" office:value-type="string">
            <text:p>91.52790</text:p>
          </table:table-cell>
        </table:table-row>
        <table:table-row table:style-name="ro1">
          <table:table-cell table:style-name="odsStyleTableCell-d54060f2998f4ee97c89d2437355aa01" office:value-type="string">
            <text:p>SINGAPUR</text:p>
          </table:table-cell>
          <table:table-cell table:style-name="odsStyleTableCell-d54060f2998f4ee97c89d2437355aa01" office:value-type="string">
            <text:p>DÓLAR</text:p>
          </table:table-cell>
          <table:table-cell table:style-name="odsStyleTableCell-d54060f2998f4ee97c89d2437355aa01" office:value-type="string">
            <text:p>SGD</text:p>
          </table:table-cell>
          <table:table-cell table:style-name="odsStyleTableCell-60a2f50c7b39eeb401d8a468c95300f2" office:value-type="string">
            <text:p>5.13396</text:p>
          </table:table-cell>
          <table:table-cell table:style-name="odsStyleTableCell-60a2f50c7b39eeb401d8a468c95300f2" office:value-type="string">
            <text:p>1.33620</text:p>
          </table:table-cell>
        </table:table-row>
        <table:table-row table:style-name="ro1">
          <table:table-cell table:style-name="odsStyleTableCell-d54060f2998f4ee97c89d2437355aa01" office:value-type="string">
            <text:p>SUDÁFRICA</text:p>
          </table:table-cell>
          <table:table-cell table:style-name="odsStyleTableCell-d54060f2998f4ee97c89d2437355aa01" office:value-type="string">
            <text:p>RAND</text:p>
          </table:table-cell>
          <table:table-cell table:style-name="odsStyleTableCell-d54060f2998f4ee97c89d2437355aa01" office:value-type="string">
            <text:p>ZAR</text:p>
          </table:table-cell>
          <table:table-cell table:style-name="odsStyleTableCell-60a2f50c7b39eeb401d8a468c95300f2" office:value-type="string">
            <text:p>0.36599</text:p>
          </table:table-cell>
          <table:table-cell table:style-name="odsStyleTableCell-60a2f50c7b39eeb401d8a468c95300f2" office:value-type="string">
            <text:p>18.74380</text:p>
          </table:table-cell>
        </table:table-row>
        <table:table-row table:style-name="ro1">
          <table:table-cell table:style-name="odsStyleTableCell-d54060f2998f4ee97c89d2437355aa01" office:value-type="string">
            <text:p>SUECIA</text:p>
          </table:table-cell>
          <table:table-cell table:style-name="odsStyleTableCell-d54060f2998f4ee97c89d2437355aa01" office:value-type="string">
            <text:p>CORONA</text:p>
          </table:table-cell>
          <table:table-cell table:style-name="odsStyleTableCell-d54060f2998f4ee97c89d2437355aa01" office:value-type="string">
            <text:p>SEK</text:p>
          </table:table-cell>
          <table:table-cell table:style-name="odsStyleTableCell-60a2f50c7b39eeb401d8a468c95300f2" office:value-type="string">
            <text:p>0.66322</text:p>
          </table:table-cell>
          <table:table-cell table:style-name="odsStyleTableCell-60a2f50c7b39eeb401d8a468c95300f2" office:value-type="string">
            <text:p>10.34350</text:p>
          </table:table-cell>
        </table:table-row>
        <table:table-row table:style-name="ro1">
          <table:table-cell table:style-name="odsStyleTableCell-d54060f2998f4ee97c89d2437355aa01" office:value-type="string">
            <text:p>SUIZA</text:p>
          </table:table-cell>
          <table:table-cell table:style-name="odsStyleTableCell-d54060f2998f4ee97c89d2437355aa01" office:value-type="string">
            <text:p>FRANCO</text:p>
          </table:table-cell>
          <table:table-cell table:style-name="odsStyleTableCell-d54060f2998f4ee97c89d2437355aa01" office:value-type="string">
            <text:p>CHF</text:p>
          </table:table-cell>
          <table:table-cell table:style-name="odsStyleTableCell-60a2f50c7b39eeb401d8a468c95300f2" office:value-type="string">
            <text:p>7.76106</text:p>
          </table:table-cell>
          <table:table-cell table:style-name="odsStyleTableCell-60a2f50c7b39eeb401d8a468c95300f2" office:value-type="string">
            <text:p>0.88390</text:p>
          </table:table-cell>
        </table:table-row>
        <table:table-row table:style-name="ro1">
          <table:table-cell table:style-name="odsStyleTableCell-d54060f2998f4ee97c89d2437355aa01" office:value-type="string">
            <text:p>TAILANDIA</text:p>
          </table:table-cell>
          <table:table-cell table:style-name="odsStyleTableCell-d54060f2998f4ee97c89d2437355aa01" office:value-type="string">
            <text:p>THAI BAHT</text:p>
          </table:table-cell>
          <table:table-cell table:style-name="odsStyleTableCell-d54060f2998f4ee97c89d2437355aa01" office:value-type="string">
            <text:p>THB</text:p>
          </table:table-cell>
          <table:table-cell table:style-name="odsStyleTableCell-60a2f50c7b39eeb401d8a468c95300f2" office:value-type="string">
            <text:p>0.19166</text:p>
          </table:table-cell>
          <table:table-cell table:style-name="odsStyleTableCell-60a2f50c7b39eeb401d8a468c95300f2" office:value-type="string">
            <text:p>35.79200</text:p>
          </table:table-cell>
        </table:table-row>
        <table:table-row table:style-name="ro1">
          <table:table-cell table:style-name="odsStyleTableCell-d54060f2998f4ee97c89d2437355aa01" office:value-type="string">
            <text:p>TAIWAN</text:p>
          </table:table-cell>
          <table:table-cell table:style-name="odsStyleTableCell-d54060f2998f4ee97c89d2437355aa01" office:value-type="string">
            <text:p>DÓLAR</text:p>
          </table:table-cell>
          <table:table-cell table:style-name="odsStyleTableCell-d54060f2998f4ee97c89d2437355aa01" office:value-type="string">
            <text:p>TWD</text:p>
          </table:table-cell>
          <table:table-cell table:style-name="odsStyleTableCell-60a2f50c7b39eeb401d8a468c95300f2" office:value-type="string">
            <text:p>0.21772</text:p>
          </table:table-cell>
          <table:table-cell table:style-name="odsStyleTableCell-60a2f50c7b39eeb401d8a468c95300f2" office:value-type="string">
            <text:p>31.50800</text:p>
          </table:table-cell>
        </table:table-row>
        <table:table-row table:style-name="ro1">
          <table:table-cell table:style-name="odsStyleTableCell-d54060f2998f4ee97c89d2437355aa01" office:value-type="string">
            <text:p>TÚNEZ</text:p>
          </table:table-cell>
          <table:table-cell table:style-name="odsStyleTableCell-d54060f2998f4ee97c89d2437355aa01" office:value-type="string">
            <text:p>DINAR TUNECINO</text:p>
          </table:table-cell>
          <table:table-cell table:style-name="odsStyleTableCell-d54060f2998f4ee97c89d2437355aa01" office:value-type="string">
            <text:p>TND</text:p>
          </table:table-cell>
          <table:table-cell table:style-name="odsStyleTableCell-60a2f50c7b39eeb401d8a468c95300f2" office:value-type="string">
            <text:p>2.21498</text:p>
          </table:table-cell>
          <table:table-cell table:style-name="odsStyleTableCell-60a2f50c7b39eeb401d8a468c95300f2" office:value-type="string">
            <text:p>3.09710</text:p>
          </table:table-cell>
        </table:table-row>
        <table:table-row table:style-name="ro1">
          <table:table-cell table:style-name="odsStyleTableCell-d54060f2998f4ee97c89d2437355aa01" office:value-type="string">
            <text:p>TURQUÍA</text:p>
          </table:table-cell>
          <table:table-cell table:style-name="odsStyleTableCell-d54060f2998f4ee97c89d2437355aa01" office:value-type="string">
            <text:p>LIRA TURCA</text:p>
          </table:table-cell>
          <table:table-cell table:style-name="odsStyleTableCell-d54060f2998f4ee97c89d2437355aa01" office:value-type="string">
            <text:p>TRY</text:p>
          </table:table-cell>
          <table:table-cell table:style-name="odsStyleTableCell-60a2f50c7b39eeb401d8a468c95300f2" office:value-type="string">
            <text:p>0.21350</text:p>
          </table:table-cell>
          <table:table-cell table:style-name="odsStyleTableCell-60a2f50c7b39eeb401d8a468c95300f2" office:value-type="string">
            <text:p>32.13180</text:p>
          </table:table-cell>
        </table:table-row>
        <table:table-row table:style-name="ro1">
          <table:table-cell table:style-name="odsStyleTableCell-d54060f2998f4ee97c89d2437355aa01" office:value-type="string">
            <text:p>URUGUAY</text:p>
          </table:table-cell>
          <table:table-cell table:style-name="odsStyleTableCell-d54060f2998f4ee97c89d2437355aa01" office:value-type="string">
            <text:p>PESO</text:p>
          </table:table-cell>
          <table:table-cell table:style-name="odsStyleTableCell-d54060f2998f4ee97c89d2437355aa01" office:value-type="string">
            <text:p>UYU</text:p>
          </table:table-cell>
          <table:table-cell table:style-name="odsStyleTableCell-60a2f50c7b39eeb401d8a468c95300f2" office:value-type="string">
            <text:p>0.17801</text:p>
          </table:table-cell>
          <table:table-cell table:style-name="odsStyleTableCell-60a2f50c7b39eeb401d8a468c95300f2" office:value-type="string">
            <text:p>38.53700</text:p>
          </table:table-cell>
        </table:table-row>
        <table:table-row table:style-name="ro1">
          <table:table-cell table:style-name="odsStyleTableCell-d54060f2998f4ee97c89d2437355aa01" office:value-type="string">
            <text:p>VENEZUELA</text:p>
          </table:table-cell>
          <table:table-cell table:style-name="odsStyleTableCell-d54060f2998f4ee97c89d2437355aa01" office:value-type="string">
            <text:p>BOLIVAR DIGITAL</text:p>
          </table:table-cell>
          <table:table-cell table:style-name="odsStyleTableCell-d54060f2998f4ee97c89d2437355aa01" office:value-type="string">
            <text:p>VES</text:p>
          </table:table-cell>
          <table:table-cell table:style-name="odsStyleTableCell-60a2f50c7b39eeb401d8a468c95300f2" office:value-type="string">
            <text:p>0.18936</text:p>
          </table:table-cell>
          <table:table-cell table:style-name="odsStyleTableCell-60a2f50c7b39eeb401d8a468c95300f2" office:value-type="string">
            <text:p>36.22660</text:p>
          </table:table-cell>
        </table:table-row>
        <table:table-row table:style-name="ro1">
          <table:table-cell table:style-name="odsStyleTableCell-d54060f2998f4ee97c89d2437355aa01" office:value-type="string">
            <text:p>VIETNAM</text:p>
          </table:table-cell>
          <table:table-cell table:style-name="odsStyleTableCell-d54060f2998f4ee97c89d2437355aa01" office:value-type="string">
            <text:p>DONG</text:p>
          </table:table-cell>
          <table:table-cell table:style-name="odsStyleTableCell-d54060f2998f4ee97c89d2437355aa01" office:value-type="string">
            <text:p>VND</text:p>
          </table:table-cell>
          <table:table-cell table:style-name="odsStyleTableCell-60a2f50c7b39eeb401d8a468c95300f2" office:value-type="string">
            <text:p>0.00028</text:p>
          </table:table-cell>
          <table:table-cell table:style-name="odsStyleTableCell-60a2f50c7b39eeb401d8a468c95300f2" office:value-type="string">
            <text:p>24,700.00000</text:p>
          </table:table-cell>
        </table:table-row>
        <table:table-row table:style-name="ro1">
          <table:table-cell table:style-name="odsStyleTableCell-d54060f2998f4ee97c89d2437355aa01" office:value-type="string">
            <text:p/>
          </table:table-cell>
          <table:table-cell table:style-name="odsStyleTableCell-d54060f2998f4ee97c89d2437355aa01" office:value-type="string">
            <text:p>DERECHO ESPECIAL DE GIRO</text:p>
          </table:table-cell>
          <table:table-cell table:style-name="odsStyleTableCell-d54060f2998f4ee97c89d2437355aa01" office:value-type="string">
            <text:p>USD/D.E.G.</text:p>
          </table:table-cell>
          <table:table-cell table:style-name="odsStyleTableCell-60a2f50c7b39eeb401d8a468c95300f2" office:value-type="string">
            <text:p/>
          </table:table-cell>
          <table:table-cell table:style-name="odsStyleTableCell-60a2f50c7b39eeb401d8a468c95300f2" office:value-type="string">
            <text:p>1.33458</text:p>
          </table:table-cell>
        </table:table-row>
        <table:table-row table:style-name="ro1">
          <table:table-cell table:style-name="odsStyleTableCell-d54060f2998f4ee97c89d2437355aa01" office:value-type="string">
            <text:p/>
          </table:table-cell>
          <table:table-cell table:style-name="odsStyleTableCell-d54060f2998f4ee97c89d2437355aa01" office:value-type="string">
            <text:p>UNIDAD DE FOMENTO DE VIVIENDA</text:p>
          </table:table-cell>
          <table:table-cell table:style-name="odsStyleTableCell-d54060f2998f4ee97c89d2437355aa01" office:value-type="string">
            <text:p>Bs/UFV</text:p>
          </table:table-cell>
          <table:table-cell table:style-name="odsStyleTableCell-60a2f50c7b39eeb401d8a468c95300f2" office:value-type="string">
            <text:p/>
          </table:table-cell>
          <table:table-cell table:style-name="odsStyleTableCell-60a2f50c7b39eeb401d8a468c95300f2" office:value-type="string">
            <text:p>2.484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7e34b13f27e95bfdc9045da663fe06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cf90c17fcd6799ca7b91e42c966804e" office:value-type="string">
            <text:p> </text:p>
          </table:table-cell>
          <table:table-cell table:style-name="odsStyleTableCell-3cf90c17fcd6799ca7b91e42c966804e" office:value-type="string">
            <text:p>UNIDAD MONETARIA</text:p>
          </table:table-cell>
          <table:table-cell table:style-name="odsStyleTableCell-3cf90c17fcd6799ca7b91e42c966804e" office:value-type="string">
            <text:p>MONEDA</text:p>
          </table:table-cell>
          <table:table-cell table:style-name="odsStyleTableCell-3cf90c17fcd6799ca7b91e42c966804e" office:value-type="string">
            <text:p>TIPO DE CAMBIO EN M.E.</text:p>
          </table:table-cell>
        </table:table-row>
        <table:table-row table:style-name="ro1">
          <table:table-cell table:style-name="odsStyleTableCell-d54060f2998f4ee97c89d2437355aa01" office:value-type="string">
            <text:p>ORO</text:p>
          </table:table-cell>
          <table:table-cell table:style-name="odsStyleTableCell-d54060f2998f4ee97c89d2437355aa01" office:value-type="string">
            <text:p>ONZA TROY ORO</text:p>
          </table:table-cell>
          <table:table-cell table:style-name="odsStyleTableCell-d54060f2998f4ee97c89d2437355aa01" office:value-type="string">
            <text:p>USD./O.T.F.</text:p>
          </table:table-cell>
          <table:table-cell table:style-name="odsStyleTableCell-60a2f50c7b39eeb401d8a468c95300f2" office:value-type="string">
            <text:p>2,160.94000</text:p>
          </table:table-cell>
        </table:table-row>
        <table:table-row table:style-name="ro1">
          <table:table-cell table:style-name="odsStyleTableCell-d54060f2998f4ee97c89d2437355aa01" office:value-type="string">
            <text:p>PLATA</text:p>
          </table:table-cell>
          <table:table-cell table:style-name="odsStyleTableCell-d54060f2998f4ee97c89d2437355aa01" office:value-type="string">
            <text:p>ONZA TROY PLATA</text:p>
          </table:table-cell>
          <table:table-cell table:style-name="odsStyleTableCell-d54060f2998f4ee97c89d2437355aa01" office:value-type="string">
            <text:p>USD./O.T.F.</text:p>
          </table:table-cell>
          <table:table-cell table:style-name="odsStyleTableCell-60a2f50c7b39eeb401d8a468c95300f2" office:value-type="string">
            <text:p>24.817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7e34b13f27e95bfdc9045da663fe06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cf90c17fcd6799ca7b91e42c966804e" office:value-type="string">
            <text:p> </text:p>
          </table:table-cell>
          <table:table-cell table:style-name="odsStyleTableCell-3cf90c17fcd6799ca7b91e42c966804e" office:value-type="string">
            <text:p>1 MES</text:p>
          </table:table-cell>
          <table:table-cell table:style-name="odsStyleTableCell-3cf90c17fcd6799ca7b91e42c966804e" office:value-type="string">
            <text:p>3 MESES</text:p>
          </table:table-cell>
          <table:table-cell table:style-name="odsStyleTableCell-3cf90c17fcd6799ca7b91e42c966804e" office:value-type="string">
            <text:p>6 MESES</text:p>
          </table:table-cell>
        </table:table-row>
        <table:table-row table:style-name="ro1">
          <table:table-cell table:style-name="odsStyleTableCell-fa9b0de93547bf20eb135c52eacefafc" office:value-type="string">
            <text:p>TASA LIBOR(USD)</text:p>
          </table:table-cell>
          <table:table-cell table:style-name="odsStyleTableCell-60a2f50c7b39eeb401d8a468c95300f2" office:value-type="string">
            <text:p>5.44</text:p>
          </table:table-cell>
          <table:table-cell table:style-name="odsStyleTableCell-60a2f50c7b39eeb401d8a468c95300f2" office:value-type="string">
            <text:p>5.59</text:p>
          </table:table-cell>
          <table:table-cell table:style-name="odsStyleTableCell-60a2f50c7b39eeb401d8a468c95300f2" office:value-type="string">
            <text:p>5.6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54060f2998f4ee97c89d2437355aa0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8</meta:creation-date>
    <meta:generator>ods générator</meta:generator>
    <dc:date>2024-10-18T20:18:48</dc:date>
    <meta:editing-duration>PT1S</meta:editing-duration>
    <meta:editing-cycles>1</meta:editing-cycles>
    <meta:document-statistic meta:table-count="1" meta:cell-count="4" meta:object-count="0"/>
  </office:meta>
</office:document-meta>
</file>